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List_20_Paragraph">
      <style:paragraph-properties fo:margin-left="0.25in" fo:margin-right="0in" fo:text-indent="0in" style:auto-text-indent="false"/>
    </style:style>
    <style:style style:name="P2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FS-220 Team Evaluation Form</text:span></text:p>
      <text:p text:style-name="Standard"/>
      <text:p text:style-name="Standard">Your name: Gary Fishback</text:p>
      <text:p text:style-name="Standard">Week #: 3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3"/>
            <text:p text:style-name="P3">Jessica Gray</text:p>
          </table:table-cell>
          <table:table-cell table:style-name="Table1.A1" office:value-type="string">
            <text:p text:style-name="Standard"><text:span text:style-name="T2">Team member:</text:span></text:p>
            <text:p text:style-name="P3">Brevan Daniels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TOTALS</text:p>
          </table:table-cell>
          <table:table-cell table:style-name="Table1.A1" office:value-type="string">
            <text:p text:style-name="Standard"/>
            <text:p text:style-name="Standard">16</text:p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3921396280473950872" text:style-name="WWNum1">
        <text:list-item>
          <text:p text:style-name="P2">How effectively did your team work this week?</text:p>
        </text:list-item>
      </text:list>
      <text:p text:style-name="Standard"/>
      <text:p text:style-name="Standard"><text:tab/>Everyone has worked together well with great communication</text:p>
      <text:p text:style-name="Standard"/>
      <text:list xml:id="list43457595" text:continue-numbering="true" text:style-name="WWNum1">
        <text:list-item>
          <text:p text:style-name="P2">Were the behaviors of any of your team members particularly valuable or detrimental to the team? Explain.</text:p>
        </text:list-item>
      </text:list>
      <text:p text:style-name="P1"/>
      <text:p text:style-name="P1"><text:soft-page-break/><text:tab/> Everyone's behavior has been excellent and everyone has been equally valuable. The work has been divvied up and everyone has been doing their part.</text:p>
      <text:p text:style-name="Standard"/>
      <text:p text:style-name="P5"/>
      <text:p text:style-name="P5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4-04T23:23:19.16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78" meta:character-count="1068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